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65cm" fo:min-width="1.286cm" fo:wrap-option="wrap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true" fo:min-height="1.286cm" fo:min-width="2.1cm"/>
    </style:style>
    <style:style style:name="gr6" style:family="graphic" style:parent-style-name="standard">
      <style:graphic-properties draw:marker-end="Rounded_20_short_20_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839cm"/>
    </style:style>
    <style:style style:name="gr8" style:family="graphic" style:parent-style-name="standard">
      <style:graphic-properties svg:stroke-color="#008080" draw:fill="solid" draw:fill-color="#ffffff" draw:textarea-horizontal-align="justify" draw:textarea-vertical-align="middle" draw:auto-grow-height="false" draw:fit-to-size="shrink-to-fit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9cm" fo:min-width="0.83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80" draw:fill="solid" draw:fill-color="#ffffff" draw:textarea-horizontal-align="justify" draw:textarea-vertical-align="middle" draw:auto-grow-height="false" draw:fit-to-size="shrink-to-fit"/>
    </style:style>
    <style:style style:name="gr12" style:family="graphic" style:parent-style-name="standard">
      <style:graphic-properties draw:stroke="solid" svg:stroke-width="0.05cm" draw:marker-start-width="0.275cm" draw:marker-end="Rounded_20_short_20_Arrow" draw:marker-end-width="0.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8080" draw:marker-end="Arrow_20_concave" draw:marker-end-width="0.2cm" draw:textarea-horizontal-align="center" draw:textarea-vertical-align="middle"/>
    </style:style>
    <style:style style:name="gr15" style:family="graphic" style:parent-style-name="standard">
      <style:graphic-properties svg:stroke-color="#ff3366" draw:marker-end="Arrow_20_concave" draw:marker-end-width="0.2cm" draw:textarea-horizontal-align="center" draw:textarea-vertical-align="middle"/>
    </style:style>
    <style:style style:name="gr16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7" style:family="graphic" style:parent-style-name="standard">
      <style:graphic-properties svg:stroke-color="#00ae00"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stroke-dash="_32__20_Dots_20_1_20_Dash" svg:stroke-width="0cm" svg:stroke-color="#ff0000" draw:marker-start-width="0.2cm" draw:marker-end="Arrow_20_concave" draw:marker-end-width="0.2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18cm" svg:height="6.898cm" svg:x="9.132cm" svg:y="1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layer="layout" svg:width="2.045cm" svg:height="12.549cm" svg:x="5.975cm" svg:y="1.183cm" svg:viewBox="0 0 2046 12550" draw:points="1039,12550 742,12183 0,12450 13,294 682,0 979,367 2046,145 2033,12302">
          <text:p/>
        </draw:polygon>
        <draw:custom-shape draw:style-name="gr3" draw:text-style-name="P2" xml:id="id7" draw:id="id7" draw:layer="layout" svg:width="3.342cm" svg:height="0.913cm" svg:x="0.425cm" svg:y="4.039cm">
          <text:p text:style-name="P1"><text:span text:style-name="T1">tex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3.296cm" svg:height="0.912cm" svg:x="0.425cm" svg:y="5.789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3.362cm" svg:height="0.914cm" svg:x="0.431cm" svg:y="10.919cm">
          <text:p text:style-name="P1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2.615cm" svg:height="1.631cm" svg:x="9.413cm" svg:y="3.67cm">
          <text:p text:style-name="P1"><text:span text:style-name="T2">Shader</text:span></text:p>
          <text:p text:style-name="P1"><text:span text:style-name="T2">for material</text:span></text:p>
          <text:p text:style-name="P1"><text:span text:style-name="T2">and 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2.6cm" svg:height="1.536cm" svg:x="9.428cm" svg:y="6.015cm">
          <text:p text:style-name="P1"><text:span text:style-name="T2">Shader </text:span></text:p>
          <text:p text:style-name="P1"><text:span text:style-name="T2">for materia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844cm" svg:y1="4.485cm" svg:x2="9.413cm" svg:y2="4.485cm" draw:start-shape="id1" draw:start-glue-point="10" draw:end-shape="id2" draw:end-glue-point="3" svg:d="m7844 4485h1569" svg:viewBox="0 0 1570 1">
          <text:p/>
        </draw:connector>
        <draw:connector draw:style-name="gr6" draw:text-style-name="P1" draw:layer="layout" draw:type="curve" draw:line-skew="-0.186cm" svg:x1="7.843cm" svg:y1="11.375cm" svg:x2="9.428cm" svg:y2="6.783cm" draw:start-shape="id3" draw:start-glue-point="10" draw:end-shape="id4" draw:end-glue-point="3" svg:d="m7843 11375c910 0 118-4592 1585-4592" svg:viewBox="0 0 1586 4593">
          <text:p/>
        </draw:connector>
        <draw:frame draw:style-name="gr7" draw:text-style-name="P4" draw:layer="layout" svg:width="2.368cm" svg:height="1.175cm" svg:x="5.922cm" svg:y="2.191cm">
          <draw:text-box>
            <text:p text:style-name="P1"><text:span text:style-name="T3">Draw List</text:span></text:p>
          </draw:text-box>
        </draw:frame>
        <draw:custom-shape draw:style-name="gr3" draw:text-style-name="P2" xml:id="id12" draw:id="id12" draw:layer="layout" svg:width="3.336cm" svg:height="0.915cm" svg:x="0.431cm" svg:y="12.512cm">
          <text:p text:style-name="P1"><text:span text:style-name="T1">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5" draw:id="id5" draw:layer="layout" svg:width="3.32cm" svg:height="0.914cm" svg:x="0.425cm" svg:y="2.2cm">
          <text:p text:style-name="P1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334cm" svg:height="0.915cm" svg:x="0.4cm" svg:y="9.227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.6cm" svg:height="1.769cm" svg:x="9.6cm" svg:y="1.701cm">
          <draw:text-box>
            <text:p text:style-name="P1"><text:span text:style-name="T4">Pool of generated shaders</text:span></text:p>
          </draw:text-box>
        </draw:frame>
        <draw:custom-shape draw:style-name="gr10" draw:text-style-name="P1" draw:layer="layout" svg:width="0.003cm" svg:height="0.074cm" svg:x="9.428cm" svg:y="1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" draw:id="id9" draw:layer="layout" svg:width="3.296cm" svg:height="0.914cm" svg:x="0.425cm" svg:y="7.609cm">
          <text:p text:style-name="P1"><text:span text:style-name="T1">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953cm" svg:y1="5.146cm" svg:x2="6.953cm" svg:y2="7.251cm">
          <text:p/>
        </draw:line>
        <draw:custom-shape draw:style-name="gr13" draw:text-style-name="P6" xml:id="id1" draw:id="id1" draw:layer="layout" svg:width="1.69cm" svg:height="1.668cm" svg:x="6.154cm" svg:y="3.651cm">
          <text:p text:style-name="P1"><text:span text:style-name="T5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draw:line-skew="0.179cm" svg:x1="6.135cm" svg:y1="11.375cm" svg:x2="3.745cm" svg:y2="2.657cm" draw:start-shape="id3" draw:start-glue-point="6" draw:end-shape="id5" draw:end-glue-point="1" svg:d="m6135 11375c-1522 0-328-8718-2390-8718" svg:viewBox="0 0 2391 8719">
          <text:p/>
        </draw:connector>
        <draw:custom-shape draw:style-name="gr13" draw:text-style-name="P7" xml:id="id3" draw:id="id3" draw:layer="layout" svg:width="1.708cm" svg:height="1.686cm" svg:x="6.135cm" svg:y="10.532cm">
          <text:p text:style-name="P1"><text:span text:style-name="T6">n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draw:line-skew="0.38cm" svg:x1="6.136cm" svg:y1="8.076cm" svg:x2="3.745cm" svg:y2="2.657cm" draw:start-shape="id6" draw:start-glue-point="6" draw:end-shape="id5" svg:d="m6136 8076c-1222 0-27-5419-2391-5419" svg:viewBox="0 0 2392 5420">
          <text:p/>
        </draw:connector>
        <draw:connector draw:style-name="gr14" draw:text-style-name="P1" draw:layer="layout" draw:type="curve" draw:line-skew="0.35cm" svg:x1="6.154cm" svg:y1="4.485cm" svg:x2="3.745cm" svg:y2="2.657cm" draw:start-shape="id1" draw:start-glue-point="6" draw:end-shape="id5" draw:end-glue-point="1" svg:d="m6154 4485c-1281 0-77-1828-2409-1828" svg:viewBox="0 0 2410 1829">
          <text:p/>
        </draw:connector>
        <draw:connector draw:style-name="gr15" draw:text-style-name="P1" draw:layer="layout" draw:type="curve" svg:x1="6.154cm" svg:y1="4.485cm" svg:x2="3.767cm" svg:y2="4.495cm" draw:start-shape="id1" draw:start-glue-point="6" draw:end-shape="id7" draw:end-glue-point="1" svg:d="m6154 4485c-1789 0-596 10-2387 10" svg:viewBox="0 0 2388 11">
          <text:p/>
        </draw:connector>
        <draw:connector draw:style-name="gr16" draw:text-style-name="P1" draw:layer="layout" draw:type="curve" svg:x1="6.154cm" svg:y1="4.485cm" svg:x2="3.721cm" svg:y2="6.245cm" draw:start-shape="id1" draw:start-glue-point="6" draw:end-shape="id8" draw:end-glue-point="1" svg:d="m6154 4485c-1824 0-608 1760-2433 1760" svg:viewBox="0 0 2434 1761">
          <text:p/>
        </draw:connector>
        <draw:connector draw:style-name="gr17" draw:text-style-name="P1" draw:layer="layout" draw:type="curve" svg:x1="6.155cm" svg:y1="4.484cm" svg:x2="3.721cm" svg:y2="8.066cm" draw:end-shape="id9" draw:end-glue-point="1" svg:d="m6155 4484c-1449 0-232 3582-2434 3582" svg:viewBox="0 0 2435 3583">
          <text:p/>
        </draw:connector>
        <draw:connector draw:style-name="gr17" draw:text-style-name="P1" draw:layer="layout" draw:type="curve" svg:x1="6.136cm" svg:y1="8.076cm" svg:x2="3.721cm" svg:y2="8.066cm" draw:start-shape="id6" draw:end-shape="id9" draw:end-glue-point="1" svg:d="m6136 8076c-1810 0-603-10-2415-10" svg:viewBox="0 0 2416 11">
          <text:p/>
        </draw:connector>
        <draw:connector draw:style-name="gr16" draw:text-style-name="P1" draw:layer="layout" draw:type="curve" svg:x1="6.136cm" svg:y1="8.076cm" svg:x2="3.734cm" svg:y2="9.684cm" draw:start-shape="id6" draw:start-glue-point="6" draw:end-shape="id10" draw:end-glue-point="1" svg:d="m6136 8076c-1800 0-599 1608-2402 1608" svg:viewBox="0 0 2403 1609">
          <text:p/>
        </draw:connector>
        <draw:connector draw:style-name="gr16" draw:text-style-name="P1" draw:layer="layout" draw:type="curve" svg:x1="6.135cm" svg:y1="11.375cm" svg:x2="3.793cm" svg:y2="11.376cm" draw:start-shape="id3" draw:start-glue-point="6" draw:end-shape="id11" draw:end-glue-point="1" svg:d="m6135 11375c-1755 0-584 1-2342 1" svg:viewBox="0 0 2343 2">
          <text:p/>
        </draw:connector>
        <draw:connector draw:style-name="gr16" draw:text-style-name="P1" draw:layer="layout" draw:type="curve" svg:x1="6.135cm" svg:y1="11.375cm" svg:x2="3.767cm" svg:y2="12.969cm" draw:start-shape="id3" draw:start-glue-point="6" draw:end-shape="id12" draw:end-glue-point="1" svg:d="m6135 11375c-1774 0-591 1594-2368 1594" svg:viewBox="0 0 2369 1595">
          <text:p/>
        </draw:connector>
        <draw:line draw:style-name="gr12" draw:text-style-name="P1" draw:layer="layout" svg:x1="7.003cm" svg:y1="8.622cm" svg:x2="7.003cm" svg:y2="10.532cm">
          <text:p/>
        </draw:line>
        <draw:custom-shape draw:style-name="gr13" draw:text-style-name="P7" xml:id="id6" draw:id="id6" draw:layer="layout" svg:width="1.708cm" svg:height="1.686cm" svg:x="6.136cm" svg:y="7.233cm">
          <text:p text:style-name="P1"><text:span text:style-name="T6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0.265cm" svg:x1="7.844cm" svg:y1="8.076cm" svg:x2="9.413cm" svg:y2="4.485cm" draw:start-shape="id6" draw:start-glue-point="10" draw:end-shape="id2" draw:end-glue-point="3" svg:d="m7844 8076c780 0-4-3591 1569-3591" svg:viewBox="0 0 1570 3592">
          <text:p/>
        </draw:connector>
        <draw:connector draw:style-name="gr18" draw:text-style-name="P1" draw:layer="layout" draw:type="curve" draw:line-skew="-0.252cm" svg:x1="6.136cm" svg:y1="8.076cm" svg:x2="3.767cm" svg:y2="4.495cm" draw:start-shape="id6" draw:start-glue-point="6" draw:end-shape="id7" draw:end-glue-point="1" svg:d="m6136 8076c-2154 0-970-3581-2369-3581" svg:viewBox="0 0 2370 35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0cm" fo:margin-left="0cm" fo:margin-right="0cm" fo:page-width="12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1-10-19T13:15:43</meta:creation-date>
    <dc:date>2013-08-19T01:33:20</dc:date>
    <dc:creator>lindsay </dc:creator>
    <meta:editing-duration>PT3H21M13S</meta:editing-duration>
    <meta:editing-cycles>20</meta:editing-cycles>
    <meta:generator>LibreOffice/3.5$Linux_X86_64 LibreOffice_project/350m1$Build-2</meta:generator>
    <meta:document-statistic meta:object-count="33"/>
  </office:meta>
</office:document-meta>
</file>